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secondary-fill-color="#800000" draw:fill-gradient-name="Gradient_20_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secondary-fill-color="#800000" draw:fill-gradient-name="Radial_20_red_2f_yellow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Droid Sans'" style:font-family-generic="swiss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/>
    </style:style>
    <style:style style:name="T1" style:family="text">
      <style:text-properties fo:font-family="'Droid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955cm" svg:height="5.001cm" svg:x="5.5cm" svg:y="11.499cm">
          <text:p text:style-name="P1"><text:span text:style-name="T1">X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0 40" dr3d:projection="perspective" draw:extrusion-color="true" draw:extrusion-viewpoint="(-3.472cm 3.472cm 25cm)" draw:extrusion-origin="-0.5 0.5" draw:extrusion-skew="50 45" dr3d:shade-mode="flat" draw:extrusion-specularity="122%" draw:extrusion-diffusion="122%" draw:text-path="true" draw:text-path-mode="shape" draw:text-path-scale="path" draw:text-path-same-letter-heights="false" draw:text-areas="0 0 21600 21600" draw:type="fontwork-fade-right" draw:modifiers="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custom-shape draw:style-name="gr2" draw:text-style-name="P1" draw:layer="layout" svg:width="5.955cm" svg:height="5.001cm" svg:x="10.5cm" svg:y="13.499cm">
          <text:p text:style-name="P1"><text:span text:style-name="T1">y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0 40" dr3d:projection="perspective" draw:extrusion-color="true" draw:extrusion-viewpoint="(-3.472cm 3.472cm 25cm)" draw:extrusion-origin="-0.5 0.5" draw:extrusion-skew="50 45" dr3d:shade-mode="flat" draw:extrusion-specularity="122%" draw:extrusion-diffusion="122%" draw:text-path="true" draw:text-path-mode="shape" draw:text-path-scale="path" draw:text-path-same-letter-heights="false" draw:text-areas="0 0 21600 21600" draw:type="fontwork-fade-right" draw:modifiers="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05-22T12:39:17</meta:creation-date>
    <dc:date>2009-05-22T12:49:31</dc:date>
    <meta:editing-duration>PT00H10M15S</meta:editing-duration>
    <meta:editing-cycles>2</meta:editing-cycles>
    <meta:generator>OpenOffice.org/3.0$Unix OpenOffice.org_project/300m15$Build-9379</meta:generator>
    <meta:document-statistic meta:object-count="2"/>
    <meta:user-defined meta:name="Info 1"/>
    <meta:user-defined meta:name="Info 2"/>
    <meta:user-defined meta:name="Info 3"/>
    <meta:user-defined meta:name="Info 4"/>
  </office:meta>
</office:document-meta>
</file>